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14pt" style:font-size-asian="14pt" style:font-size-complex="14pt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nager" text:name="project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tr.manager"/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  <text:user-field-decl office:value-type="string" office:string-value="" text:name="tableProjects.cpicost"/>
        <text:user-field-decl office:value-type="string" office:string-value="" text:name="tableProjects.spicost"/>
      </text:user-field-decls>
      <text:p text:style-name="Text_20_body">Project performance data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 table:style-name="TableLine94750805616848">
            <table:table-cell table:style-name="Table1.A1" office:value-type="string">
              <text:p text:style-name="P3"><text:user-field-get text:name="tableProjects.bcws">BCWS</text:user-field-get><text:user-field-get text:name="tr.bcws">BCWS</text:user-field-get></text:p>
            </table:table-cell>
            <table:table-cell table:style-name="Table1.A1" office:value-type="string">
              <text:p text:style-name="P4"><text:user-field-get text:name="tableProjects.bcwp">BCWP</text:user-field-get><text:user-field-get text:name="tr.bcwp">BCWP</text:user-field-get></text:p>
            </table:table-cell>
            <table:table-cell table:style-name="Table1.A1" office:value-type="string">
              <text:p text:style-name="P3"><text:user-field-get text:name="tableProjects.acwp">ACWP</text:user-field-get><text:user-field-get text:name="tr.acwp">ACWP</text:user-field-get></text:p>
            </table:table-cell>
            <table:table-cell table:style-name="Table1.A1" office:value-type="string">
              <text:p text:style-name="P3"><text:user-field-get text:name="tableProjects.cpicost"/><text:user-field-get text:name="tr.spi">SPI</text:user-field-get></text:p>
            </table:table-cell>
            <table:table-cell table:style-name="Table1.E1" office:value-type="string">
              <text:p text:style-name="P3"><text:user-field-get text:name="tableProjects.spicost"/><text:user-field-get text:name="tr.cpi">CPI</text:user-field-get></text:p>
            </table:table-cell>
          </table:table-row>
        </table:table-header-rows>
        <table:table-row table:style-name="TableLine94750797632464">
          <table:table-cell table:style-name="Table1.A2" office:value-type="string">
            <text:p text:style-name="Table_20_Contents"><text:user-field-get text:name="tableProjects.bcws">BCWS</text:user-field-get><text:user-field-get text:name="project.bcwseffort">BCWS Effort</text:user-field-get></text:p>
          </table:table-cell>
          <table:table-cell table:style-name="Table1.B2" office:value-type="string">
            <text:p text:style-name="Table_20_Contents"><text:user-field-get text:name="tableProjects.bcwp">BCWP</text:user-field-get><text:user-field-get text:name="project.bcwpeffort">BCWP Effort</text:user-field-get></text:p>
          </table:table-cell>
          <table:table-cell table:style-name="Table1.C2" office:value-type="string">
            <text:p text:style-name="Table_20_Contents"><text:user-field-get text:name="tableProjects.acwp">ACWP</text:user-field-get><text:user-field-get text:name="project.acwpeffort">ACWP Effort</text:user-field-get></text:p>
          </table:table-cell>
          <table:table-cell table:style-name="Table1.D2" office:value-type="string">
            <text:p text:style-name="Table_20_Contents"><text:user-field-get text:name="tableProjects.cpicost"/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tableProjects.spicost"/><text:user-field-get text:name="project.cpieffort">CPI Effort</text:user-field-get></text:p>
          </table:table-cell>
        </table:table-row>
      </table:table>
      <text:p text:style-name="Text_20_body"/>
      <text:p text:style-name="Text_20_body"><text:user-field-get text:name="chartPerformanceEffort">project; values=spi effort, cpi effort;</text:user-field-get></text:p>
      <text:p text:style-name="Text_20_body"><draw:frame draw:style-name="fr1" draw:name="Object1" text:anchor-type="as-char" svg:width="15.998cm" svg:height="5.5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user-field-get text:name="chartBudgetEffort">project; values=bcws effort, bcwp effort, acwp effort;</text:user-field-get></text:p>
      <text:p text:style-name="Text_20_body"><draw:frame draw:style-name="fr1" draw:name="Object2" text:anchor-type="as-char" svg:width="15.998cm" svg:height="7.133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  <text:user-field-decl office:value-type="string" office:string-value="Schedule" text:name="tr.schedule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4750776912608">
            <table:table-cell table:style-name="Table3.A1" office:value-type="string">
              <text:p text:style-name="MP2"><text:user-field-get text:name="tr.project">Project</text:user-field-get></text:p>
            </table:table-cell>
            <table:table-cell table:style-name="Table3.A1" office:value-type="string">
              <text:p text:style-name="MP2"><text:user-field-get text:name="tr.schedule">Schedule</text:user-field-get></text:p>
            </table:table-cell>
            <table:table-cell table:style-name="Table3.C1" office:value-type="string">
              <text:p text:style-name="MP2"><text:user-field-get text:name="tr.manager">Manager</text:user-field-get></text:p>
            </table:table-cell>
          </table:table-row>
          <table:table-row table:style-name="TableLine94750806832432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21T09:22:41.902516529</meta:creation-date>
    <dc:date>2022-10-14T10:44:55.094755711</dc:date>
    <meta:editing-duration>PT17H17M13S</meta:editing-duration>
    <meta:editing-cycles>47</meta:editing-cycles>
    <meta:generator>LibreOfficeDev/7.4.0.0.alpha0$Linux_X86_64 LibreOffice_project/2a57ef5512a018bfcfac85a8cd63f2e528f7cdca</meta:generator>
    <meta:document-statistic meta:table-count="2" meta:image-count="0" meta:object-count="2" meta:page-count="1" meta:paragraph-count="22" meta:word-count="37" meta:character-count="249" meta:non-whitespace-character-count="23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5.515cm" xlink:href="." xlink:type="simple" chart:class="chart:line" chart:style-name="ch1">
        <chart:legend chart:legend-position="end" svg:x="13.199cm" svg:y="2.209cm" style:legend-expansion="high" chart:style-name="ch2"/>
        <chart:plot-area chart:style-name="ch3" chart:data-source-has-labels="both" svg:x="0.319cm" svg:y="0.11cm" svg:width="12.561cm" svg:height="5.29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7.132cm" xlink:href="." xlink:type="simple" chart:class="chart:bar" chart:style-name="ch1">
        <chart:legend chart:legend-position="end" svg:x="13.788cm" svg:y="2.769cm" style:legend-expansion="high" chart:style-name="ch2"/>
        <chart:plot-area chart:style-name="ch3" chart:data-source-has-labels="both" svg:x="0.319cm" svg:y="0.142cm" svg:width="13.15cm" svg:height="6.84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